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700dc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700dc" officeooo:paragraph-rsid="000700dc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paragraph-rsid="0008782a"/>
    </style:style>
    <style:style style:name="P5" style:family="paragraph" style:parent-style-name="Text_20_body" style:list-style-name="L1">
      <style:text-properties officeooo:rsid="0008782a" officeooo:paragraph-rsid="000aa854"/>
    </style:style>
    <style:style style:name="P6" style:family="paragraph" style:parent-style-name="Text_20_body" style:list-style-name="L1">
      <style:text-properties officeooo:rsid="00131174" officeooo:paragraph-rsid="00131174"/>
    </style:style>
    <style:style style:name="P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8782a" officeooo:paragraph-rsid="000aa854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8782a" officeooo:paragraph-rsid="000aa854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0aa854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31174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aa854" officeooo:paragraph-rsid="000aa854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dcdbf" officeooo:paragraph-rsid="000dcdbf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700dc" officeooo:paragraph-rsid="000700dc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18637" officeooo:paragraph-rsid="00118637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31174" officeooo:paragraph-rsid="00131174"/>
    </style:style>
    <style:style style:name="T1" style:family="text">
      <style:text-properties officeooo:rsid="0008782a"/>
    </style:style>
    <style:style style:name="T2" style:family="text">
      <style:text-properties officeooo:rsid="000aa854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officeooo:rsid="000b9df0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ea64d"/>
    </style:style>
    <style:style style:name="T7" style:family="text">
      <style:text-properties officeooo:rsid="000ea64d"/>
    </style:style>
    <style:style style:name="T8" style:family="text">
      <style:text-properties officeooo:rsid="0013117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¿Cuáles son los modelos de programación que Meiklejohn reconoce? ¿Cuáles han realizado ustedes? ¿Tienen idea cómo acercarse a los demás?</text:p>
      <text:p text:style-name="P2">Programacion secuencial, prog<text:span text:style-name="T1">a</text:span>macion concurrente, <text:span text:style-name="T1">programacion distribuida, spry, next 700, austere, lasp</text:span></text:p>
      <text:p text:style-name="P14">solo he realizado programacion secuencial y un poco de programacion distribuida viendolo desde el paradigma MVC</text:p>
      <text:p text:style-name="P14">aunque se que debe existir bastante documentacion, no conozco otra forma de acercarme a los demas modelos de programacion</text:p>
      <text:p text:style-name="P2"/>
      <text:list xml:id="list6918660490677356086" text:style-name="L1">
        <text:list-item>
          <text:p text:style-name="P3">¿Qué dificultades fundamentales nos trae la concurrencia?</text:p>
          <text:p text:style-name="P10">las ubicaciones de memoria compartida están mutadas por los hilos secuenciales de ejecución <text:span text:style-name="T8">y </text:span>se debe tener cuidado para evitar el acceso incontrolado a estas ubicaciones de memoria.</text:p>
          <text:p text:style-name="P15">La exclusion mutua tambien es un problema fundamental de la concurrencia y para evitarla hay varios mecanismos como semaforo, mutex, </text:p>
        </text:list-item>
        <text:list-item>
          <text:p text:style-name="P3">¿Qué diferencias "buenas" o "malas" trae el cómputo distribuido sobre el concurrente? (Esto es, ¿qué resulta más conveniente/fácil o complicado/difícil? ¿En qué hay que poner especial atención?)</text:p>
          <text:p text:style-name="P6">la diferencia principal es que el computo distribuido es tomar un programa concurrente y como su nombre lo indica distribuirlo en una red de computo para aprovechar los recursos de la red computacional </text:p>
          <text:p text:style-name="P6">hay que poner especial atencion en:</text:p>
        </text:list-item>
        <text:list-item>
          <text:p text:style-name="P9">los <text:span text:style-name="T2">nodos</text:span> que se comunican en una red pueden ser, a veces, inalcanzables,</text:p>
          <text:p text:style-name="P9">fallaron por completo, no pudieron responder a una solicitud o, en el peor de los casos, permanentemente <text:span text:style-name="T2">destruido.</text:span></text:p>
        </text:list-item>
        <text:list-item>
          <text:p text:style-name="P12">El teorema de CAP dice que de las 3 caracteristicas: disponibilidad, coherencia, tolerancia a particiones y solo se pueden tener 2 de estas</text:p>
        </text:list-item>
        <text:list-item>
          <text:p text:style-name="P11"><text:span text:style-name="T7">el </text:span><text:span text:style-name="T6">h</text:span><text:span text:style-name="T5">acer</text:span> parecer a varias maquinas <text:span text:style-name="T4">como una sola unidad de computo alguna de las maquinas que la componene pueden fallar individualmente</text:span></text:p>
        </text:list-item>
        <text:list-item>
          <text:p text:style-name="P12">en un sistema asincrono no se puede determinar la diferencia entre la falla de un nodo y el tiempo que tardara en procesar los datos </text:p>
        </text:list-item>
        <text:list-item>
          <text:p text:style-name="P12">desde una ubicación remota de red no hay forma de saber si el proceso se ha retrasado en la respuesta o ha fallado </text:p>
        </text:list-item>
        <text:list-item>
          <text:p text:style-name="P4"><text:soft-page-break/>¿Qué estrategias principales describe el artículo para enfrentar a estas dificultades? ¿Por qué se presentan como extremos en tensión?</text:p>
          <text:p text:style-name="P5"><text:span text:style-name="T2">CONCURRENTE :</text:span></text:p>
        </text:list-item>
        <text:list-item>
          <text:p text:style-name="P5">mutex</text:p>
        </text:list-item>
        <text:list-item>
          <text:p text:style-name="P7"><text:span text:style-name="T3">monitores</text:span></text:p>
        </text:list-item>
        <text:list-item>
          <text:p text:style-name="P8">semáforos</text:p>
          <text:p text:style-name="P12">DISTRIBUIDA</text:p>
        </text:list-item>
        <text:list-item>
          <text:p text:style-name="P12">eleccion de lider</text:p>
        </text:list-item>
        <text:list-item>
          <text:p text:style-name="P12">deteccion de fallas</text:p>
        </text:list-item>
        <text:list-item>
          <text:p text:style-name="P12">FLP resuelve en la práctica a través de tiempos de espera aleatorio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3:04:13.947538621</meta:creation-date>
    <meta:editing-duration>PT31M7S</meta:editing-duration>
    <meta:editing-cycles>7</meta:editing-cycles>
    <meta:generator>LibreOffice/5.1.6.2$Linux_X86_64 LibreOffice_project/10m0$Build-2</meta:generator>
    <dc:date>2018-03-06T14:52:44.609704432</dc:date>
    <meta:document-statistic meta:table-count="0" meta:image-count="0" meta:object-count="0" meta:page-count="2" meta:paragraph-count="25" meta:word-count="375" meta:character-count="2293" meta:non-whitespace-character-count="1960"/>
  </office:meta>
</office:document-meta>
</file>